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E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come</text:p>
          </table:table-cell>
          <table:table-cell table:number-columns-repeated="5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22:43:32.054782875</meta:creation-date>
    <dc:date>2024-10-24T22:50:24.978198732</dc:date>
    <meta:editing-duration>PT6M53S</meta:editing-duration>
    <meta:editing-cycles>1</meta:editing-cycles>
    <meta:document-statistic meta:table-count="1" meta:cell-count="7" meta:object-count="0"/>
    <meta:generator>LibreOffice/24.2.6.2$Linux_X86_64 LibreOffice_project/420$Build-2</meta:generator>
  </office:meta>
</office:document-meta>
</file>